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Menlo" svg:font-family="Menlo, Monaco, Consolas, 'Courier New', monospace"/>
    <style:font-face style:name="Verdana" svg:font-family="Verdana"/>
    <style:font-face style:name="Consolas" svg:font-family="Consolas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paragraph-rsid="00047d3a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47d3a" officeooo:paragraph-rsid="00047d3a" style:language-asian="zxx" style:country-asian="none" style:language-complex="zxx" style:country-complex="none"/>
    </style:style>
    <style:style style:name="P4" style:family="paragraph" style:parent-style-name="Standard">
      <style:text-properties officeooo:paragraph-rsid="0004a31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47d3a"/>
    </style:style>
    <style:style style:name="T3" style:family="text">
      <style:text-properties fo:language="en" fo:country="US" officeooo:rsid="0004a310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47d3a"/>
    </style:style>
    <style:style style:name="T6" style:family="text">
      <style:text-properties fo:language="ru" fo:country="RU" officeooo:rsid="0004a310"/>
    </style:style>
    <style:style style:name="T7" style:family="text">
      <style:text-properties fo:font-variant="normal" fo:text-transform="none" fo:color="#333333" style:font-name="Menlo" fo:font-size="9.75pt" fo:letter-spacing="normal" fo:language="en" fo:country="US" fo:font-style="normal" fo:font-weight="normal"/>
    </style:style>
    <style:style style:name="T8" style:family="text">
      <style:text-properties fo:font-variant="normal" fo:text-transform="none" fo:color="#333333" style:font-name="Menlo" fo:font-size="9.75pt" fo:letter-spacing="normal" fo:font-style="normal" fo:font-weight="normal"/>
    </style:style>
    <style:style style:name="T9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a9b7c6" style:font-name="JetBrains Mono" fo:font-size="10pt" fo:language="zxx" fo:country="none" fo:font-style="normal" fo:font-weight="normal" style:font-size-asian="10pt" style:language-asian="zxx" style:country-asian="none" style:font-style-asian="normal" style:font-weight-asian="normal" style:language-complex="zxx" style:country-complex="none"/>
    </style:style>
    <style:style style:name="T11" style:family="text">
      <style:text-properties officeooo:rsid="00047d3a"/>
    </style:style>
    <style:style style:name="T12" style:family="text">
      <style:text-properties fo:language="zxx" fo:country="none" style:language-asian="zxx" style:country-asian="none" style:language-complex="zxx" style:country-complex="none"/>
    </style:style>
    <style:style style:name="T13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officeooo:rsid="0004a3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2">На кассе требуется установить xml интерфейс и настроить его по образцу </text:span><text:a xlink:type="simple" xlink:href="https://support.ucs.ru/ru/node/9587" text:style-name="Internet_20_link" text:visited-style-name="Visited_20_Internet_20_Link"><text:span text:style-name="T12">https://support.ucs.ru/ru/node/9587</text:span></text:a><text:span text:style-name="T12"> <text:s/>пункт “</text:span><text:bookmark text:name="header-6"/><text:span text:style-name="T12">Настройка в r_keeper_7”</text:span></text:p>
      <text:p text:style-name="P4"><text:span text:style-name="T12"><text:line-break/>Следовать настройкам как на </text:span><text:a xlink:type="simple" xlink:href="https://wiki.carbis.ru/doku.php?do=export_xhtml&amp;id=external:carbistbot#команды_бота" text:style-name="Internet_20_link" text:visited-style-name="Visited_20_Internet_20_Link"><text:span text:style-name="T12">https://wiki.carbis.ru/doku.php?do=export_xhtml&amp;id=external:carbistbot#%D0%BA%D0%BE%D0%BC%D0%B0%D0%BD%D0%B4%D1%8B_%D0%B1%D0%BE%D1%82%D0%B0</text:span></text:a><text:span text:style-name="T12"> , это единственная удобная вики по настройке необходимых интерфейсов.<text:line-break/><text:line-break/><text:line-break/>Для каждого нового бота необходимо в файл settings.ini <text:s/>указать токен бота.<text:line-break/>Как это сделать описанно в </text:span><text:a xlink:type="simple" xlink:href="https://tlgrm.ru/docs/bots" text:style-name="Internet_20_link" text:visited-style-name="Visited_20_Internet_20_Link"><text:span text:style-name="T12">https://tlgrm.ru/docs/bots</text:span></text:a><text:span text:style-name="T12"> <text:s/>раздел «Как создать бота».</text:span></text:p>
      <text:p text:style-name="P4"><text:span text:style-name="T12"/></text:p>
      <text:p text:style-name="P4"><text:span text:style-name="T12"><text:line-break/><text:line-break/><text:line-break/>Так как кассы стоят не там, где и бот в сети, адресс указывать тот, что выдал DHCP.<text:line-break/>Популярные порты лучше не использовать, что бы избежать проблем с конфликтами.<text:line-break/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Menlo" svg:font-family="Menlo, Monaco, Consolas, 'Courier New', monospace"/>
    <style:font-face style:name="Verdana" svg:font-family="Verdana"/>
    <style:font-face style:name="Consolas" svg:font-family="Consolas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0-09-22T13:49:13.094000000</dc:date>
    <meta:editing-duration>PT17M8S</meta:editing-duration>
    <meta:editing-cycles>4</meta:editing-cycles>
    <meta:document-statistic meta:table-count="0" meta:image-count="0" meta:object-count="0" meta:page-count="1" meta:paragraph-count="3" meta:word-count="79" meta:character-count="702" meta:non-whitespace-character-count="615"/>
  </office:meta>
</office:document-meta>
</file>